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600" officeooo:paragraph-rsid="001f2600"/>
    </style:style>
    <style:style style:name="P2" style:family="paragraph" style:parent-style-name="Standard">
      <style:text-properties officeooo:rsid="001f2600" officeooo:paragraph-rsid="001f398c"/>
    </style:style>
    <style:style style:name="P3" style:family="paragraph" style:parent-style-name="Standard">
      <style:text-properties officeooo:rsid="001f398c" officeooo:paragraph-rsid="001f398c"/>
    </style:style>
    <style:style style:name="P4" style:family="paragraph" style:parent-style-name="Standard">
      <style:text-properties officeooo:rsid="001f398c" officeooo:paragraph-rsid="001f398c"/>
    </style:style>
    <style:style style:name="P5" style:family="paragraph" style:parent-style-name="Standard">
      <style:text-properties officeooo:rsid="001fb4ce" officeooo:paragraph-rsid="001fb4ce"/>
    </style:style>
    <style:style style:name="P6" style:family="paragraph" style:parent-style-name="Standard">
      <style:text-properties officeooo:rsid="001f2600" officeooo:paragraph-rsid="001f2600"/>
    </style:style>
    <style:style style:name="T1" style:family="text">
      <style:text-properties officeooo:rsid="001f39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<text:line-break/><text:line-break/>une fonction pour changer le fichier des salles</text:p>
      <text:p text:style-name="P1"/>
      <text:p text:style-name="P1">une fonction pour créer une salle</text:p>
      <text:p text:style-name="P1"/>
      <text:p text:style-name="P1">une fonction pour reserver un siège</text:p>
      <text:p text:style-name="P1"/>
      <text:p text:style-name="P1">une fonction manager</text:p>
      <text:p text:style-name="P1"/>
      <text:p text:style-name="P1">une fonction festivalier</text:p>
      <text:p text:style-name="P1"/>
      <text:p text:style-name="P2">une fonction menu</text:p>
      <text:p text:style-name="P2"/>
      <text:p text:style-name="P2"><text:span text:style-name="T1">une fonction pour attribuer une salle a un concert</text:span><text:line-break/><text:line-break/> !===================================================================== !</text:p>
      <text:p text:style-name="P1">Bien libérer les mallocs<text:line-break/>Bien faire les verifs a chaque malloc et a chaque scanf</text:p>
      <text:p text:style-name="P1"/>
      <text:p text:style-name="P1">!===================================================================== !</text:p>
      <text:p text:style-name="P1"/>
      <text:p text:style-name="P1"/>
      <text:p text:style-name="P1">Manager ================================================================</text:p>
      <text:p text:style-name="P1"/>
      <text:p text:style-name="P1">Peut créer des salles de concerts</text:p>
      <text:p text:style-name="P1"/>
      <text:p text:style-name="P3">Peut attribuer une salle a un concert</text:p>
      <text:p text:style-name="P1"/>
      <text:p text:style-name="P1">=======================================================================</text:p>
      <text:p text:style-name="P1"/>
      <text:p text:style-name="P1"/>
      <text:p text:style-name="P1">Salle===================================================================</text:p>
      <text:p text:style-name="P1"/>
      <text:p text:style-name="P5">variable concert(1 ou0)</text:p>
      <text:p text:style-name="P1"/>
      <text:p text:style-name="P1">id par son nom</text:p>
      <text:p text:style-name="P1"/>
      <text:p text:style-name="P1">nombre de rangé</text:p>
      <text:p text:style-name="P1"/>
      <text:p text:style-name="P1">nombre de siège par rangé</text:p>
      <text:p text:style-name="P1"/>
      <text:p text:style-name="P3">3 catégorie de siège</text:p>
      <text:p text:style-name="P3">combien dans chaque catégorie</text:p>
      <text:p text:style-name="P3"/>
      <text:p text:style-name="P3">fosse ou pas (si oui catégorie A retiré)(alors place de catégorie A x2)</text:p>
      <text:p text:style-name="P3"/>
      <text:p text:style-name="P3">prix de chaque catégorie</text:p>
      <text:p text:style-name="P3"/>
      <text:p text:style-name="P3">a la fin du concert les places sont vidées et plus possible de réserver les places</text:p>
      <text:p text:style-name="P5"/>
      <text:p text:style-name="P5"><text:soft-page-break/>Quand le concert est fini il peut modifier le prix et la fosse (là ou pas) et indiquer un date de fin de concerts</text:p>
      <text:p text:style-name="P3"/>
      <text:p text:style-name="P5">Observer l’etat des différentes salles et consulter le ratio des sièges.</text:p>
      <text:p text:style-name="P3"/>
      <text:p text:style-name="P3">=======================================================================</text:p>
      <text:p text:style-name="P3"/>
      <text:p text:style-name="P3"/>
      <text:p text:style-name="P3"/>
      <text:p text:style-name="P3">Concert=================================================================</text:p>
      <text:p text:style-name="P3"/>
      <text:p text:style-name="P3">Heure de fin</text:p>
      <text:p text:style-name="P3"/>
      <text:p text:style-name="P5">Arttiste</text:p>
      <text:p text:style-name="P5"/>
      <text:p text:style-name="P5">Heure de Debut/Fin</text:p>
      <text:p text:style-name="P3"/>
      <text:p text:style-name="P5">=======================================================================</text:p>
      <text:p text:style-name="P5"/>
      <text:p text:style-name="P5"/>
      <text:p text:style-name="P5">Festivalier===============================================================</text:p>
      <text:p text:style-name="P5"/>
      <text:p text:style-name="P5">Le programme d’affiche des salles quand des concerts sont programmés.</text:p>
      <text:p text:style-name="P5">Peut reserver un ou plusieurs siège(afficher la map et le prix)</text:p>
      <text:p text:style-name="P5"/>
      <text:p text:style-name="P5"/>
      <text:p text:style-name="P5"/>
      <text:p text:style-name="P5">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2:34:13.618000000</meta:creation-date>
    <dc:date>2024-05-01T14:13:34.358000000</dc:date>
    <meta:editing-duration>PT24M58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5" meta:word-count="199" meta:character-count="1763" meta:non-whitespace-character-count="1596"/>
  </office:meta>
</office:document-meta>
</file>